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PageStyle_5f_UJ05-XML_5f_2018_5f_JJ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10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ce40" style:family="table-cell" style:parent-style-name="Default">
      <style:table-cell-properties fo:padding="0.049cm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8_JJ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14" table:default-cell-style-name="ce7"/>
        <table:table-column table:style-name="co3" table:number-columns-repeated="35" table:default-cell-style-name="ce7"/>
        <table:table-column table:style-name="co3" table:number-columns-repeated="960" table:default-cell-style-name="ce16"/>
        <table:table-column table:style-name="co4" table:number-columns-repeated="14" table:default-cell-style-name="ce40"/>
        <table:table-row table:style-name="ro1">
          <table:table-cell table:style-name="ce23" office:value-type="string" calcext:value-type="string">
            <text:p>Deutschland 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3 Beteiligte an Straßenverkehrsunfällen 2018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3.1 Alleinunfälle und Unfälle mit zwei Beteiligten nach Ortslage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3.1.1 Nach Unfallverursacher und Unfallgegner </text:p>
          </table:table-cell>
          <table:table-cell table:style-name="ce1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1" table:number-columns-repeated="13"/>
          <table:table-cell table:style-name="ce8"/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">Unfälle mit Getötet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35" calcext:value-type="float">
            <text:p><text:s/>35</text:p>
          </table:table-cell>
          <table:table-cell table:style-name="ce10" office:value-type="float" office:value="71" calcext:value-type="float">
            <text:p><text:s/>7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78" calcext:value-type="float">
            <text:p><text:s/>78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221" calcext:value-type="float">
            <text:p><text:s/>2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290" calcext:value-type="float">
            <text:p><text:s/>290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7" calcext:value-type="float">
            <text:p><text:s/>77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90" calcext:value-type="float">
            <text:p><text:s/>90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637" calcext:value-type="float">
            <text:p><text:s/>6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20" calcext:value-type="float">
            <text:p><text:s/>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1" calcext:value-type="float">
            <text:p><text:s/>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50" calcext:value-type="float">
            <text:p><text:s/>1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<text:s/>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3" table:style-name="ce10" office:value-type="float" office:value="1" calcext:value-type="float">
            <text:p><text:s/>1</text:p>
          </table:table-cell>
          <table:table-cell table:style-name="ce10" office:value-type="float" office:value="102" calcext:value-type="float">
            <text:p><text:s/>1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2" calcext:value-type="float">
            <text:p><text:s/>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35" calcext:value-type="float">
            <text:p><text:s/>135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float" office:value="14" calcext:value-type="float">
            <text:p><text:s/>14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211" calcext:value-type="float">
            <text:p><text:s/>2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5" calcext:value-type="float">
            <text:p><text:s/>25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Unfälle mit Getöteten –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style-name="ce13"/>
          <table:table-cell table:style-name="ce15" table:number-columns-repeated="227"/>
          <table:table-cell table:style-name="ce7" table:number-columns-repeated="4"/>
          <table:table-cell table:number-columns-repeated="777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70" calcext:value-type="float">
            <text:p><text:s/>170</text:p>
          </table:table-cell>
          <table:table-cell table:style-name="ce10" office:value-type="float" office:value="440" calcext:value-type="float">
            <text:p><text:s/>44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2" calcext:value-type="float">
            <text:p><text:s/>12</text:p>
          </table:table-cell>
          <table:table-cell table:number-columns-repeated="2" table:style-name="ce10" office:value-type="float" office:value="6" calcext:value-type="float">
            <text:p><text:s/>6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42" calcext:value-type="float">
            <text:p><text:s/>4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702" calcext:value-type="float">
            <text:p><text:s/>7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float" office:value="113" calcext:value-type="float">
            <text:p><text:s/>113</text:p>
          </table:table-cell>
          <table:table-cell table:style-name="ce10" office:value-type="float" office:value="623" calcext:value-type="float">
            <text:p><text:s/>623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73" calcext:value-type="float">
            <text:p><text:s/>73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83" calcext:value-type="float">
            <text:p><text:s/>8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4" calcext:value-type="float">
            <text:p><text:s/>54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051" calcext:value-type="float">
            <text:p>1 0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00" calcext:value-type="float">
            <text:p><text:s/>10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43" calcext:value-type="float">
            <text:p><text:s/>1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68" calcext:value-type="float">
            <text:p><text:s/>68</text:p>
          </table:table-cell>
          <table:table-cell table:style-name="ce10" office:value-type="float" office:value="262" calcext:value-type="float">
            <text:p><text:s/>26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61" calcext:value-type="float">
            <text:p><text:s/>6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81" calcext:value-type="float">
            <text:p><text:s/>4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6" calcext:value-type="float">
            <text:p><text:s/>1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4" calcext:value-type="float">
            <text:p><text:s/>14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5" calcext:value-type="float">
            <text:p><text:s/>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3"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7" calcext:value-type="float">
            <text:p><text:s/>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83" calcext:value-type="float">
            <text:p><text:s/>83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51" calcext:value-type="float">
            <text:p><text:s/>15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7" calcext:value-type="float">
            <text:p><text:s/>7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55" calcext:value-type="float">
            <text:p><text:s/>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33" calcext:value-type="float">
            <text:p><text:s/>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8" calcext:value-type="float">
            <text:p><text:s/>28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Unfälle mit Getötet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205" calcext:value-type="float">
            <text:p><text:s/>205</text:p>
          </table:table-cell>
          <table:table-cell table:style-name="ce10" office:value-type="float" office:value="511" calcext:value-type="float">
            <text:p><text:s/>511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20" calcext:value-type="float">
            <text:p><text:s/>12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923" calcext:value-type="float">
            <text:p><text:s/>9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144" calcext:value-type="float">
            <text:p><text:s/>144</text:p>
          </table:table-cell>
          <table:table-cell table:style-name="ce10" office:value-type="float" office:value="913" calcext:value-type="float">
            <text:p><text:s/>913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70" calcext:value-type="float">
            <text:p><text:s/>70</text:p>
          </table:table-cell>
          <table:table-cell table:style-name="ce10" office:value-type="float" office:value="57" calcext:value-type="float">
            <text:p><text:s/>57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160" calcext:value-type="float">
            <text:p><text:s/>160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44" calcext:value-type="float">
            <text:p><text:s/>144</text:p>
          </table:table-cell>
          <table:table-cell table:style-name="ce10" office:value-type="float" office:value="24" calcext:value-type="float">
            <text:p><text:s/>24</text:p>
          </table:table-cell>
          <table:table-cell table:style-name="ce10" office:value-type="float" office:value="1688" calcext:value-type="float">
            <text:p>1 68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32" calcext:value-type="float">
            <text:p><text:s/>3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34" calcext:value-type="float">
            <text:p><text:s/>134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84" calcext:value-type="float">
            <text:p><text:s/>1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90" calcext:value-type="float">
            <text:p><text:s/>90</text:p>
          </table:table-cell>
          <table:table-cell table:style-name="ce10" office:value-type="float" office:value="302" calcext:value-type="float">
            <text:p><text:s/>30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90" calcext:value-type="float">
            <text:p><text:s/>9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5" calcext:value-type="float">
            <text:p><text:s/>85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631" calcext:value-type="float">
            <text:p><text:s/>6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2" calcext:value-type="float">
            <text:p><text:s/>1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6" calcext:value-type="float">
            <text:p><text:s/>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5" calcext:value-type="float">
            <text:p><text:s/>3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55" calcext:value-type="float">
            <text:p><text:s/>5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3"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4" calcext:value-type="float">
            <text:p><text:s/>9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88" calcext:value-type="float">
            <text:p><text:s/>88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64" calcext:value-type="float">
            <text:p><text:s/>16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2" calcext:value-type="float">
            <text:p><text:s/>1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8" calcext:value-type="float">
            <text:p><text:s/>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8" calcext:value-type="float">
            <text:p><text:s/>8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style-name="ce10" office:value-type="float" office:value="77" calcext:value-type="float">
            <text:p><text:s/>7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57" calcext:value-type="float">
            <text:p><text:s/>1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3" calcext:value-type="float">
            <text:p><text:s/>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62" calcext:value-type="float">
            <text:p><text:s/>16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24" calcext:value-type="float">
            <text:p><text:s/>24</text:p>
          </table:table-cell>
          <table:table-cell table:style-name="ce10" office:value-type="float" office:value="15" calcext:value-type="float">
            <text:p><text:s/>15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244" calcext:value-type="float">
            <text:p><text:s/>2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4" calcext:value-type="float">
            <text:p><text:s/>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53" calcext:value-type="float">
            <text:p><text:s/>53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Unfälle mit Personenschad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2870" calcext:value-type="float">
            <text:p>2 870</text:p>
          </table:table-cell>
          <table:table-cell table:style-name="ce10" office:value-type="float" office:value="3321" calcext:value-type="float">
            <text:p>3 321</text:p>
          </table:table-cell>
          <table:table-cell table:style-name="ce10" office:value-type="float" office:value="7239" calcext:value-type="float">
            <text:p>7 239</text:p>
          </table:table-cell>
          <table:table-cell table:style-name="ce10" office:value-type="float" office:value="663" calcext:value-type="float">
            <text:p><text:s/>663</text:p>
          </table:table-cell>
          <table:table-cell table:style-name="ce10" office:value-type="float" office:value="233" calcext:value-type="float">
            <text:p><text:s/>233</text:p>
          </table:table-cell>
          <table:table-cell table:style-name="ce10" office:value-type="float" office:value="70" calcext:value-type="float">
            <text:p><text:s/>70</text:p>
          </table:table-cell>
          <table:table-cell table:style-name="ce10" office:value-type="float" office:value="43" calcext:value-type="float">
            <text:p><text:s/>43</text:p>
          </table:table-cell>
          <table:table-cell table:style-name="ce10" office:value-type="float" office:value="44" calcext:value-type="float">
            <text:p><text:s/>44</text:p>
          </table:table-cell>
          <table:table-cell table:style-name="ce10" office:value-type="float" office:value="121" calcext:value-type="float">
            <text:p><text:s/>121</text:p>
          </table:table-cell>
          <table:table-cell table:style-name="ce10" office:value-type="float" office:value="15333" calcext:value-type="float">
            <text:p>15 333</text:p>
          </table:table-cell>
          <table:table-cell table:style-name="ce10" office:value-type="float" office:value="66" calcext:value-type="float">
            <text:p><text:s/>6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71" calcext:value-type="float">
            <text:p><text:s/>271</text:p>
          </table:table-cell>
          <table:table-cell table:style-name="ce10" office:value-type="float" office:value="30274" calcext:value-type="float">
            <text:p>30 2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3105" calcext:value-type="float">
            <text:p>3 105</text:p>
          </table:table-cell>
          <table:table-cell table:style-name="ce10" office:value-type="float" office:value="3834" calcext:value-type="float">
            <text:p>3 834</text:p>
          </table:table-cell>
          <table:table-cell table:style-name="ce11" office:value-type="float" office:value="117397" calcext:value-type="float">
            <text:p><text:s/>117 397</text:p>
          </table:table-cell>
          <table:table-cell table:style-name="ce10" office:value-type="float" office:value="1460" calcext:value-type="float">
            <text:p>1 460</text:p>
          </table:table-cell>
          <table:table-cell table:style-name="ce10" office:value-type="float" office:value="5140" calcext:value-type="float">
            <text:p>5 140</text:p>
          </table:table-cell>
          <table:table-cell table:style-name="ce10" office:value-type="float" office:value="1995" calcext:value-type="float">
            <text:p>1 995</text:p>
          </table:table-cell>
          <table:table-cell table:style-name="ce10" office:value-type="float" office:value="1160" calcext:value-type="float">
            <text:p>1 160</text:p>
          </table:table-cell>
          <table:table-cell table:style-name="ce10" office:value-type="float" office:value="286" calcext:value-type="float">
            <text:p><text:s/>286</text:p>
          </table:table-cell>
          <table:table-cell table:style-name="ce10" office:value-type="float" office:value="347" calcext:value-type="float">
            <text:p><text:s/>347</text:p>
          </table:table-cell>
          <table:table-cell table:style-name="ce10" office:value-type="float" office:value="21081" calcext:value-type="float">
            <text:p>21 081</text:p>
          </table:table-cell>
          <table:table-cell table:style-name="ce10" office:value-type="float" office:value="137" calcext:value-type="float">
            <text:p><text:s/>137</text:p>
          </table:table-cell>
          <table:table-cell table:style-name="ce10" office:value-type="float" office:value="7705" calcext:value-type="float">
            <text:p>7 705</text:p>
          </table:table-cell>
          <table:table-cell table:style-name="ce10" office:value-type="float" office:value="2752" calcext:value-type="float">
            <text:p>2 752</text:p>
          </table:table-cell>
          <table:table-cell table:style-name="ce11" office:value-type="float" office:value="166399" calcext:value-type="float">
            <text:p><text:s/>166 39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10" office:value-type="float" office:value="92" calcext:value-type="float">
            <text:p><text:s/>92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float" office:value="4979" calcext:value-type="float">
            <text:p>4 979</text:p>
          </table:table-cell>
          <table:table-cell table:style-name="ce10" office:value-type="float" office:value="49" calcext:value-type="float">
            <text:p><text:s/>49</text:p>
          </table:table-cell>
          <table:table-cell table:style-name="ce10" office:value-type="float" office:value="234" calcext:value-type="float">
            <text:p><text:s/>234</text:p>
          </table:table-cell>
          <table:table-cell table:style-name="ce10" office:value-type="float" office:value="84" calcext:value-type="float">
            <text:p><text:s/>84</text:p>
          </table:table-cell>
          <table:table-cell table:style-name="ce10" office:value-type="float" office:value="49" calcext:value-type="float">
            <text:p><text:s/>49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200" calcext:value-type="float">
            <text:p><text:s/>20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39" calcext:value-type="float">
            <text:p><text:s/>139</text:p>
          </table:table-cell>
          <table:table-cell table:style-name="ce10" office:value-type="float" office:value="167" calcext:value-type="float">
            <text:p><text:s/>167</text:p>
          </table:table-cell>
          <table:table-cell table:style-name="ce10" office:value-type="float" office:value="6054" calcext:value-type="float">
            <text:p>6 0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float" office:value="192" calcext:value-type="float">
            <text:p><text:s/>192</text:p>
          </table:table-cell>
          <table:table-cell table:style-name="ce10" office:value-type="float" office:value="7550" calcext:value-type="float">
            <text:p>7 550</text:p>
          </table:table-cell>
          <table:table-cell table:style-name="ce10" office:value-type="float" office:value="47" calcext:value-type="float">
            <text:p><text:s/>47</text:p>
          </table:table-cell>
          <table:table-cell table:style-name="ce10" office:value-type="float" office:value="323" calcext:value-type="float">
            <text:p><text:s/>323</text:p>
          </table:table-cell>
          <table:table-cell table:style-name="ce10" office:value-type="float" office:value="100" calcext:value-type="float">
            <text:p><text:s/>100</text:p>
          </table:table-cell>
          <table:table-cell table:style-name="ce10" office:value-type="float" office:value="48" calcext:value-type="float">
            <text:p><text:s/>48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283" calcext:value-type="float">
            <text:p><text:s/>28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02" calcext:value-type="float">
            <text:p><text:s/>202</text:p>
          </table:table-cell>
          <table:table-cell table:style-name="ce10" office:value-type="float" office:value="185" calcext:value-type="float">
            <text:p><text:s/>185</text:p>
          </table:table-cell>
          <table:table-cell table:style-name="ce10" office:value-type="float" office:value="9038" calcext:value-type="float">
            <text:p>9 0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2378" calcext:value-type="float">
            <text:p>2 378</text:p>
          </table:table-cell>
          <table:table-cell table:style-name="ce10" office:value-type="float" office:value="2985" calcext:value-type="float">
            <text:p>2 985</text:p>
          </table:table-cell>
          <table:table-cell table:style-name="ce10" office:value-type="float" office:value="48167" calcext:value-type="float">
            <text:p>48 167</text:p>
          </table:table-cell>
          <table:table-cell table:style-name="ce10" office:value-type="float" office:value="437" calcext:value-type="float">
            <text:p><text:s/>437</text:p>
          </table:table-cell>
          <table:table-cell table:style-name="ce10" office:value-type="float" office:value="2067" calcext:value-type="float">
            <text:p>2 067</text:p>
          </table:table-cell>
          <table:table-cell table:style-name="ce10" office:value-type="float" office:value="918" calcext:value-type="float">
            <text:p><text:s/>918</text:p>
          </table:table-cell>
          <table:table-cell table:style-name="ce10" office:value-type="float" office:value="671" calcext:value-type="float">
            <text:p><text:s/>671</text:p>
          </table:table-cell>
          <table:table-cell table:style-name="ce10" office:value-type="float" office:value="137" calcext:value-type="float">
            <text:p><text:s/>137</text:p>
          </table:table-cell>
          <table:table-cell table:style-name="ce10" office:value-type="float" office:value="173" calcext:value-type="float">
            <text:p><text:s/>173</text:p>
          </table:table-cell>
          <table:table-cell table:style-name="ce10" office:value-type="float" office:value="11389" calcext:value-type="float">
            <text:p>11 389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4780" calcext:value-type="float">
            <text:p>4 780</text:p>
          </table:table-cell>
          <table:table-cell table:style-name="ce10" office:value-type="float" office:value="471" calcext:value-type="float">
            <text:p><text:s/>471</text:p>
          </table:table-cell>
          <table:table-cell table:style-name="ce10" office:value-type="float" office:value="74618" calcext:value-type="float">
            <text:p>74 6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float" office:value="1743" calcext:value-type="float">
            <text:p>1 743</text:p>
          </table:table-cell>
          <table:table-cell table:style-name="ce10" office:value-type="float" office:value="53" calcext:value-type="float">
            <text:p><text:s/>53</text:p>
          </table:table-cell>
          <table:table-cell table:style-name="ce10" office:value-type="float" office:value="69" calcext:value-type="float">
            <text:p><text:s/>69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300" calcext:value-type="float">
            <text:p><text:s/>30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35" calcext:value-type="float">
            <text:p><text:s/>335</text:p>
          </table:table-cell>
          <table:table-cell table:style-name="ce10" office:value-type="float" office:value="126" calcext:value-type="float">
            <text:p><text:s/>126</text:p>
          </table:table-cell>
          <table:table-cell table:style-name="ce10" office:value-type="float" office:value="2747" calcext:value-type="float">
            <text:p>2 74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112" calcext:value-type="float">
            <text:p><text:s/>112</text:p>
          </table:table-cell>
          <table:table-cell table:style-name="ce10" office:value-type="float" office:value="119" calcext:value-type="float">
            <text:p><text:s/>119</text:p>
          </table:table-cell>
          <table:table-cell table:style-name="ce10" office:value-type="float" office:value="1170" calcext:value-type="float">
            <text:p>1 170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76" calcext:value-type="float">
            <text:p><text:s/>76</text:p>
          </table:table-cell>
          <table:table-cell table:style-name="ce10" office:value-type="float" office:value="33" calcext:value-type="float">
            <text:p><text:s/>33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324" calcext:value-type="float">
            <text:p><text:s/>324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35" calcext:value-type="float">
            <text:p><text:s/>135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2043" calcext:value-type="float">
            <text:p>2 0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570" calcext:value-type="float">
            <text:p><text:s/>570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3" calcext:value-type="float">
            <text:p><text:s/>33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9" calcext:value-type="float">
            <text:p><text:s/>9</text:p>
          </table:table-cell>
          <table:table-cell table:number-columns-repeated="2" table:style-name="ce10" office:value-type="float" office:value="5" calcext:value-type="float">
            <text:p><text:s/>5</text:p>
          </table:table-cell>
          <table:table-cell table:style-name="ce10" office:value-type="float" office:value="134" calcext:value-type="float">
            <text:p><text:s/>134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9" calcext:value-type="float">
            <text:p><text:s/>59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939" calcext:value-type="float">
            <text:p><text:s/>9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float" office:value="325" calcext:value-type="float">
            <text:p><text:s/>325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2" table:style-name="ce10" office:value-type="float" office:value="11" calcext:value-type="float">
            <text:p><text:s/>11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66" calcext:value-type="float">
            <text:p><text:s/>6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504" calcext:value-type="float">
            <text:p><text:s/>5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86" calcext:value-type="float">
            <text:p><text:s/>86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2"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5" calcext:value-type="float">
            <text:p><text:s/>1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42" calcext:value-type="float">
            <text:p><text:s/>14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204" calcext:value-type="float">
            <text:p><text:s/>2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10" office:value-type="float" office:value="219" calcext:value-type="float">
            <text:p><text:s/>219</text:p>
          </table:table-cell>
          <table:table-cell table:style-name="ce10" office:value-type="float" office:value="186" calcext:value-type="float">
            <text:p><text:s/>186</text:p>
          </table:table-cell>
          <table:table-cell table:style-name="ce10" office:value-type="float" office:value="35423" calcext:value-type="float">
            <text:p>35 423</text:p>
          </table:table-cell>
          <table:table-cell table:style-name="ce10" office:value-type="float" office:value="322" calcext:value-type="float">
            <text:p><text:s/>322</text:p>
          </table:table-cell>
          <table:table-cell table:style-name="ce10" office:value-type="float" office:value="1510" calcext:value-type="float">
            <text:p>1 510</text:p>
          </table:table-cell>
          <table:table-cell table:style-name="ce10" office:value-type="float" office:value="517" calcext:value-type="float">
            <text:p><text:s/>517</text:p>
          </table:table-cell>
          <table:table-cell table:style-name="ce10" office:value-type="float" office:value="234" calcext:value-type="float">
            <text:p><text:s/>234</text:p>
          </table:table-cell>
          <table:table-cell table:style-name="ce10" office:value-type="float" office:value="69" calcext:value-type="float">
            <text:p><text:s/>69</text:p>
          </table:table-cell>
          <table:table-cell table:style-name="ce10" office:value-type="float" office:value="55" calcext:value-type="float">
            <text:p><text:s/>55</text:p>
          </table:table-cell>
          <table:table-cell table:style-name="ce10" office:value-type="float" office:value="5648" calcext:value-type="float">
            <text:p>5 648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631" calcext:value-type="float">
            <text:p>1 631</text:p>
          </table:table-cell>
          <table:table-cell table:style-name="ce10" office:value-type="float" office:value="1209" calcext:value-type="float">
            <text:p>1 209</text:p>
          </table:table-cell>
          <table:table-cell table:style-name="ce10" office:value-type="float" office:value="47032" calcext:value-type="float">
            <text:p>47 0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672" calcext:value-type="float">
            <text:p><text:s/>67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75" calcext:value-type="float">
            <text:p><text:s/>175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319" calcext:value-type="float">
            <text:p><text:s/>319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1283" calcext:value-type="float">
            <text:p>1 2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float" office:value="134" calcext:value-type="float">
            <text:p><text:s/>134</text:p>
          </table:table-cell>
          <table:table-cell table:style-name="ce10" office:value-type="float" office:value="155" calcext:value-type="float">
            <text:p><text:s/>155</text:p>
          </table:table-cell>
          <table:table-cell table:style-name="ce10" office:value-type="float" office:value="15864" calcext:value-type="float">
            <text:p>15 864</text:p>
          </table:table-cell>
          <table:table-cell table:style-name="ce10" office:value-type="float" office:value="404" calcext:value-type="float">
            <text:p><text:s/>404</text:p>
          </table:table-cell>
          <table:table-cell table:style-name="ce10" office:value-type="float" office:value="736" calcext:value-type="float">
            <text:p><text:s/>736</text:p>
          </table:table-cell>
          <table:table-cell table:style-name="ce10" office:value-type="float" office:value="226" calcext:value-type="float">
            <text:p><text:s/>226</text:p>
          </table:table-cell>
          <table:table-cell table:style-name="ce10" office:value-type="float" office:value="81" calcext:value-type="float">
            <text:p><text:s/>81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2351" calcext:value-type="float">
            <text:p>2 351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82" calcext:value-type="float">
            <text:p><text:s/>482</text:p>
          </table:table-cell>
          <table:table-cell table:style-name="ce10" office:value-type="float" office:value="20542" calcext:value-type="float">
            <text:p>20 5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43" calcext:value-type="float">
            <text:p><text:s/>43</text:p>
          </table:table-cell>
          <table:table-cell table:style-name="ce10" office:value-type="float" office:value="706" calcext:value-type="float">
            <text:p><text:s/>706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67" calcext:value-type="float">
            <text:p><text:s/>167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72" calcext:value-type="float">
            <text:p><text:s/>72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1250" calcext:value-type="float">
            <text:p>1 250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Unfälle mit Personenschaden – </text:span>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848" calcext:value-type="float">
            <text:p><text:s/>848</text:p>
          </table:table-cell>
          <table:table-cell table:style-name="ce10" office:value-type="float" office:value="6046" calcext:value-type="float">
            <text:p>6 046</text:p>
          </table:table-cell>
          <table:table-cell table:style-name="ce10" office:value-type="float" office:value="18883" calcext:value-type="float">
            <text:p>18 883</text:p>
          </table:table-cell>
          <table:table-cell table:style-name="ce10" office:value-type="float" office:value="83" calcext:value-type="float">
            <text:p><text:s/>83</text:p>
          </table:table-cell>
          <table:table-cell table:style-name="ce10" office:value-type="float" office:value="695" calcext:value-type="float">
            <text:p><text:s/>695</text:p>
          </table:table-cell>
          <table:table-cell table:style-name="ce10" office:value-type="float" office:value="232" calcext:value-type="float">
            <text:p><text:s/>232</text:p>
          </table:table-cell>
          <table:table-cell table:style-name="ce10" office:value-type="float" office:value="367" calcext:value-type="float">
            <text:p><text:s/>367</text:p>
          </table:table-cell>
          <table:table-cell table:style-name="ce10" office:value-type="float" office:value="63" calcext:value-type="float">
            <text:p><text:s/>63</text:p>
          </table:table-cell>
          <table:table-cell table:style-name="ce10" office:value-type="float" office:value="175" calcext:value-type="float">
            <text:p><text:s/>175</text:p>
          </table:table-cell>
          <table:table-cell table:style-name="ce10" office:value-type="float" office:value="3056" calcext:value-type="float">
            <text:p>3 056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2" calcext:value-type="float">
            <text:p><text:s/>152</text:p>
          </table:table-cell>
          <table:table-cell table:style-name="ce10" office:value-type="float" office:value="30602" calcext:value-type="float">
            <text:p>30 6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483" calcext:value-type="float">
            <text:p><text:s/>483</text:p>
          </table:table-cell>
          <table:table-cell table:style-name="ce10" office:value-type="float" office:value="2684" calcext:value-type="float">
            <text:p>2 684</text:p>
          </table:table-cell>
          <table:table-cell table:style-name="ce10" office:value-type="float" office:value="39572" calcext:value-type="float">
            <text:p>39 572</text:p>
          </table:table-cell>
          <table:table-cell table:style-name="ce10" office:value-type="float" office:value="228" calcext:value-type="float">
            <text:p><text:s/>228</text:p>
          </table:table-cell>
          <table:table-cell table:style-name="ce10" office:value-type="float" office:value="2327" calcext:value-type="float">
            <text:p>2 327</text:p>
          </table:table-cell>
          <table:table-cell table:style-name="ce10" office:value-type="float" office:value="1357" calcext:value-type="float">
            <text:p>1 357</text:p>
          </table:table-cell>
          <table:table-cell table:style-name="ce10" office:value-type="float" office:value="1598" calcext:value-type="float">
            <text:p>1 598</text:p>
          </table:table-cell>
          <table:table-cell table:style-name="ce10" office:value-type="float" office:value="144" calcext:value-type="float">
            <text:p><text:s/>144</text:p>
          </table:table-cell>
          <table:table-cell table:style-name="ce10" office:value-type="float" office:value="545" calcext:value-type="float">
            <text:p><text:s/>545</text:p>
          </table:table-cell>
          <table:table-cell table:style-name="ce10" office:value-type="float" office:value="2126" calcext:value-type="float">
            <text:p>2 126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26" calcext:value-type="float">
            <text:p><text:s/>426</text:p>
          </table:table-cell>
          <table:table-cell table:style-name="ce10" office:value-type="float" office:value="883" calcext:value-type="float">
            <text:p><text:s/>883</text:p>
          </table:table-cell>
          <table:table-cell table:style-name="ce10" office:value-type="float" office:value="52375" calcext:value-type="float">
            <text:p>52 3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10" office:value-type="float" office:value="35" calcext:value-type="float">
            <text:p><text:s/>35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650" calcext:value-type="float">
            <text:p><text:s/>650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48" calcext:value-type="float">
            <text:p><text:s/>48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38" calcext:value-type="float">
            <text:p><text:s/>38</text:p>
          </table:table-cell>
          <table:table-cell table:style-name="ce10" office:value-type="float" office:value="886" calcext:value-type="float">
            <text:p><text:s/>88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float" office:value="389" calcext:value-type="float">
            <text:p><text:s/>389</text:p>
          </table:table-cell>
          <table:table-cell table:style-name="ce10" office:value-type="float" office:value="2924" calcext:value-type="float">
            <text:p>2 924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126" calcext:value-type="float">
            <text:p><text:s/>126</text:p>
          </table:table-cell>
          <table:table-cell table:style-name="ce10" office:value-type="float" office:value="75" calcext:value-type="float">
            <text:p><text:s/>75</text:p>
          </table:table-cell>
          <table:table-cell table:style-name="ce10" office:value-type="float" office:value="56" calcext:value-type="float">
            <text:p><text:s/>56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21" calcext:value-type="float">
            <text:p><text:s/>121</text:p>
          </table:table-cell>
          <table:table-cell table:style-name="ce10" office:value-type="float" office:value="80" calcext:value-type="float">
            <text:p><text:s/>8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140" calcext:value-type="float">
            <text:p><text:s/>140</text:p>
          </table:table-cell>
          <table:table-cell table:style-name="ce10" office:value-type="float" office:value="3995" calcext:value-type="float">
            <text:p>3 9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305" calcext:value-type="float">
            <text:p><text:s/>305</text:p>
          </table:table-cell>
          <table:table-cell table:style-name="ce10" office:value-type="float" office:value="1915" calcext:value-type="float">
            <text:p>1 915</text:p>
          </table:table-cell>
          <table:table-cell table:style-name="ce10" office:value-type="float" office:value="29034" calcext:value-type="float">
            <text:p>29 034</text:p>
          </table:table-cell>
          <table:table-cell table:style-name="ce10" office:value-type="float" office:value="124" calcext:value-type="float">
            <text:p><text:s/>124</text:p>
          </table:table-cell>
          <table:table-cell table:style-name="ce10" office:value-type="float" office:value="1535" calcext:value-type="float">
            <text:p>1 535</text:p>
          </table:table-cell>
          <table:table-cell table:style-name="ce10" office:value-type="float" office:value="894" calcext:value-type="float">
            <text:p><text:s/>894</text:p>
          </table:table-cell>
          <table:table-cell table:style-name="ce10" office:value-type="float" office:value="1070" calcext:value-type="float">
            <text:p>1 070</text:p>
          </table:table-cell>
          <table:table-cell table:style-name="ce10" office:value-type="float" office:value="93" calcext:value-type="float">
            <text:p><text:s/>93</text:p>
          </table:table-cell>
          <table:table-cell table:style-name="ce10" office:value-type="float" office:value="301" calcext:value-type="float">
            <text:p><text:s/>301</text:p>
          </table:table-cell>
          <table:table-cell table:style-name="ce10" office:value-type="float" office:value="897" calcext:value-type="float">
            <text:p><text:s/>89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71" calcext:value-type="float">
            <text:p><text:s/>271</text:p>
          </table:table-cell>
          <table:table-cell table:style-name="ce10" office:value-type="float" office:value="427" calcext:value-type="float">
            <text:p><text:s/>427</text:p>
          </table:table-cell>
          <table:table-cell table:style-name="ce10" office:value-type="float" office:value="36867" calcext:value-type="float">
            <text:p>36 8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212" calcext:value-type="float">
            <text:p><text:s/>21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304" calcext:value-type="float">
            <text:p><text:s/>3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75" calcext:value-type="float">
            <text:p><text:s/>75</text:p>
          </table:table-cell>
          <table:table-cell table:style-name="ce10" office:value-type="float" office:value="974" calcext:value-type="float">
            <text:p><text:s/>974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89" calcext:value-type="float">
            <text:p><text:s/>89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1320" calcext:value-type="float">
            <text:p>1 3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57" calcext:value-type="float">
            <text:p><text:s/>57</text:p>
          </table:table-cell>
          <table:table-cell table:style-name="ce10" office:value-type="float" office:value="846" calcext:value-type="float">
            <text:p><text:s/>846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17" calcext:value-type="float">
            <text:p><text:s/>117</text:p>
          </table:table-cell>
          <table:table-cell table:style-name="ce10" office:value-type="float" office:value="107" calcext:value-type="float">
            <text:p><text:s/>107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24" calcext:value-type="float">
            <text:p><text:s/>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1319" calcext:value-type="float">
            <text:p>1 3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42" calcext:value-type="float">
            <text:p><text:s/>42</text:p>
          </table:table-cell>
          <table:table-cell table:style-name="ce10" office:value-type="float" office:value="1285" calcext:value-type="float">
            <text:p>1 285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207" calcext:value-type="float">
            <text:p><text:s/>207</text:p>
          </table:table-cell>
          <table:table-cell table:style-name="ce10" office:value-type="float" office:value="105" calcext:value-type="float">
            <text:p><text:s/>105</text:p>
          </table:table-cell>
          <table:table-cell table:style-name="ce10" office:value-type="float" office:value="205" calcext:value-type="float">
            <text:p><text:s/>205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1923" calcext:value-type="float">
            <text:p>1 9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117" calcext:value-type="float">
            <text:p><text:s/>11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2" table:style-name="ce10" office:value-type="float" office:value="4" calcext:value-type="float">
            <text:p><text:s/>4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73" calcext:value-type="float">
            <text:p><text:s/>1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float" office:value="284" calcext:value-type="float">
            <text:p><text:s/>284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3" calcext:value-type="float">
            <text:p><text:s/>13</text:p>
          </table:table-cell>
          <table:table-cell table:number-columns-repeated="2" table:style-name="ce10" office:value-type="float" office:value="6" calcext:value-type="float">
            <text:p><text:s/>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87" calcext:value-type="float">
            <text:p><text:s/>3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10" office:value-type="float" office:value="56" calcext:value-type="float">
            <text:p><text:s/>56</text:p>
          </table:table-cell>
          <table:table-cell table:style-name="ce10" office:value-type="float" office:value="59" calcext:value-type="float">
            <text:p><text:s/>59</text:p>
          </table:table-cell>
          <table:table-cell table:style-name="ce10" office:value-type="float" office:value="2337" calcext:value-type="float">
            <text:p>2 337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114" calcext:value-type="float">
            <text:p><text:s/>114</text:p>
          </table:table-cell>
          <table:table-cell table:style-name="ce10" office:value-type="float" office:value="57" calcext:value-type="float">
            <text:p><text:s/>57</text:p>
          </table:table-cell>
          <table:table-cell table:style-name="ce10" office:value-type="float" office:value="43" calcext:value-type="float">
            <text:p><text:s/>43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50" calcext:value-type="float">
            <text:p><text:s/>50</text:p>
          </table:table-cell>
          <table:table-cell table:style-name="ce10" office:value-type="float" office:value="828" calcext:value-type="float">
            <text:p><text:s/>82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0" calcext:value-type="float">
            <text:p><text:s/>80</text:p>
          </table:table-cell>
          <table:table-cell table:style-name="ce10" office:value-type="float" office:value="165" calcext:value-type="float">
            <text:p><text:s/>165</text:p>
          </table:table-cell>
          <table:table-cell table:style-name="ce10" office:value-type="float" office:value="3808" calcext:value-type="float">
            <text:p>3 8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10" office:value-type="float" office:value="20" calcext:value-type="float">
            <text:p><text:s/>20</text:p>
          </table:table-cell>
          <table:table-cell table:style-name="ce10" office:value-type="float" office:value="602" calcext:value-type="float">
            <text:p><text:s/>602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68" calcext:value-type="float">
            <text:p><text:s/>168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float" office:value="915" calcext:value-type="float">
            <text:p><text:s/>9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41" calcext:value-type="float">
            <text:p><text:s/>41</text:p>
          </table:table-cell>
          <table:table-cell table:style-name="ce10" office:value-type="float" office:value="305" calcext:value-type="float">
            <text:p><text:s/>305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470" calcext:value-type="float">
            <text:p><text:s/>470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3718" calcext:value-type="float">
            <text:p>3 718</text:p>
          </table:table-cell>
          <table:table-cell table:style-name="ce10" office:value-type="float" office:value="9367" calcext:value-type="float">
            <text:p>9 367</text:p>
          </table:table-cell>
          <table:table-cell table:style-name="ce10" office:value-type="float" office:value="26122" calcext:value-type="float">
            <text:p>26 122</text:p>
          </table:table-cell>
          <table:table-cell table:style-name="ce10" office:value-type="float" office:value="746" calcext:value-type="float">
            <text:p><text:s/>746</text:p>
          </table:table-cell>
          <table:table-cell table:style-name="ce10" office:value-type="float" office:value="928" calcext:value-type="float">
            <text:p><text:s/>928</text:p>
          </table:table-cell>
          <table:table-cell table:style-name="ce10" office:value-type="float" office:value="302" calcext:value-type="float">
            <text:p><text:s/>302</text:p>
          </table:table-cell>
          <table:table-cell table:style-name="ce10" office:value-type="float" office:value="410" calcext:value-type="float">
            <text:p><text:s/>410</text:p>
          </table:table-cell>
          <table:table-cell table:style-name="ce10" office:value-type="float" office:value="107" calcext:value-type="float">
            <text:p><text:s/>107</text:p>
          </table:table-cell>
          <table:table-cell table:style-name="ce10" office:value-type="float" office:value="296" calcext:value-type="float">
            <text:p><text:s/>296</text:p>
          </table:table-cell>
          <table:table-cell table:style-name="ce10" office:value-type="float" office:value="18389" calcext:value-type="float">
            <text:p>18 389</text:p>
          </table:table-cell>
          <table:table-cell table:style-name="ce10" office:value-type="float" office:value="68" calcext:value-type="float">
            <text:p><text:s/>6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23" calcext:value-type="float">
            <text:p><text:s/>423</text:p>
          </table:table-cell>
          <table:table-cell table:style-name="ce10" office:value-type="float" office:value="60876" calcext:value-type="float">
            <text:p>60 87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3588" calcext:value-type="float">
            <text:p>3 588</text:p>
          </table:table-cell>
          <table:table-cell table:style-name="ce10" office:value-type="float" office:value="6518" calcext:value-type="float">
            <text:p>6 518</text:p>
          </table:table-cell>
          <table:table-cell table:style-name="ce11" office:value-type="float" office:value="156969" calcext:value-type="float">
            <text:p><text:s/>156 969</text:p>
          </table:table-cell>
          <table:table-cell table:style-name="ce10" office:value-type="float" office:value="1688" calcext:value-type="float">
            <text:p>1 688</text:p>
          </table:table-cell>
          <table:table-cell table:style-name="ce10" office:value-type="float" office:value="7467" calcext:value-type="float">
            <text:p>7 467</text:p>
          </table:table-cell>
          <table:table-cell table:style-name="ce10" office:value-type="float" office:value="3352" calcext:value-type="float">
            <text:p>3 352</text:p>
          </table:table-cell>
          <table:table-cell table:style-name="ce10" office:value-type="float" office:value="2758" calcext:value-type="float">
            <text:p>2 758</text:p>
          </table:table-cell>
          <table:table-cell table:style-name="ce10" office:value-type="float" office:value="430" calcext:value-type="float">
            <text:p><text:s/>430</text:p>
          </table:table-cell>
          <table:table-cell table:style-name="ce10" office:value-type="float" office:value="892" calcext:value-type="float">
            <text:p><text:s/>892</text:p>
          </table:table-cell>
          <table:table-cell table:style-name="ce10" office:value-type="float" office:value="23207" calcext:value-type="float">
            <text:p>23 207</text:p>
          </table:table-cell>
          <table:table-cell table:style-name="ce10" office:value-type="float" office:value="139" calcext:value-type="float">
            <text:p><text:s/>139</text:p>
          </table:table-cell>
          <table:table-cell table:style-name="ce10" office:value-type="float" office:value="8131" calcext:value-type="float">
            <text:p>8 131</text:p>
          </table:table-cell>
          <table:table-cell table:style-name="ce10" office:value-type="float" office:value="3635" calcext:value-type="float">
            <text:p>3 635</text:p>
          </table:table-cell>
          <table:table-cell table:style-name="ce11" office:value-type="float" office:value="218774" calcext:value-type="float">
            <text:p><text:s/>218 7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10" office:value-type="float" office:value="127" calcext:value-type="float">
            <text:p><text:s/>127</text:p>
          </table:table-cell>
          <table:table-cell table:style-name="ce10" office:value-type="float" office:value="56" calcext:value-type="float">
            <text:p><text:s/>56</text:p>
          </table:table-cell>
          <table:table-cell table:style-name="ce10" office:value-type="float" office:value="5629" calcext:value-type="float">
            <text:p>5 629</text:p>
          </table:table-cell>
          <table:table-cell table:style-name="ce10" office:value-type="float" office:value="59" calcext:value-type="float">
            <text:p><text:s/>59</text:p>
          </table:table-cell>
          <table:table-cell table:style-name="ce10" office:value-type="float" office:value="282" calcext:value-type="float">
            <text:p><text:s/>282</text:p>
          </table:table-cell>
          <table:table-cell table:style-name="ce10" office:value-type="float" office:value="106" calcext:value-type="float">
            <text:p><text:s/>106</text:p>
          </table:table-cell>
          <table:table-cell table:style-name="ce10" office:value-type="float" office:value="65" calcext:value-type="float">
            <text:p><text:s/>65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231" calcext:value-type="float">
            <text:p><text:s/>23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42" calcext:value-type="float">
            <text:p><text:s/>142</text:p>
          </table:table-cell>
          <table:table-cell table:style-name="ce10" office:value-type="float" office:value="205" calcext:value-type="float">
            <text:p><text:s/>205</text:p>
          </table:table-cell>
          <table:table-cell table:style-name="ce10" office:value-type="float" office:value="6940" calcext:value-type="float">
            <text:p>6 9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float" office:value="75" calcext:value-type="float">
            <text:p><text:s/>75</text:p>
          </table:table-cell>
          <table:table-cell table:style-name="ce10" office:value-type="float" office:value="581" calcext:value-type="float">
            <text:p><text:s/>581</text:p>
          </table:table-cell>
          <table:table-cell table:style-name="ce10" office:value-type="float" office:value="10474" calcext:value-type="float">
            <text:p>10 474</text:p>
          </table:table-cell>
          <table:table-cell table:style-name="ce10" office:value-type="float" office:value="78" calcext:value-type="float">
            <text:p><text:s/>78</text:p>
          </table:table-cell>
          <table:table-cell table:style-name="ce10" office:value-type="float" office:value="449" calcext:value-type="float">
            <text:p><text:s/>449</text:p>
          </table:table-cell>
          <table:table-cell table:style-name="ce10" office:value-type="float" office:value="175" calcext:value-type="float">
            <text:p><text:s/>175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155" calcext:value-type="float">
            <text:p><text:s/>155</text:p>
          </table:table-cell>
          <table:table-cell table:style-name="ce10" office:value-type="float" office:value="363" calcext:value-type="float">
            <text:p><text:s/>36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22" calcext:value-type="float">
            <text:p><text:s/>222</text:p>
          </table:table-cell>
          <table:table-cell table:style-name="ce10" office:value-type="float" office:value="325" calcext:value-type="float">
            <text:p><text:s/>325</text:p>
          </table:table-cell>
          <table:table-cell table:style-name="ce10" office:value-type="float" office:value="13033" calcext:value-type="float">
            <text:p>13 0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2683" calcext:value-type="float">
            <text:p>2 683</text:p>
          </table:table-cell>
          <table:table-cell table:style-name="ce10" office:value-type="float" office:value="4900" calcext:value-type="float">
            <text:p>4 900</text:p>
          </table:table-cell>
          <table:table-cell table:style-name="ce10" office:value-type="float" office:value="77201" calcext:value-type="float">
            <text:p>77 201</text:p>
          </table:table-cell>
          <table:table-cell table:style-name="ce10" office:value-type="float" office:value="561" calcext:value-type="float">
            <text:p><text:s/>561</text:p>
          </table:table-cell>
          <table:table-cell table:style-name="ce10" office:value-type="float" office:value="3602" calcext:value-type="float">
            <text:p>3 602</text:p>
          </table:table-cell>
          <table:table-cell table:style-name="ce10" office:value-type="float" office:value="1812" calcext:value-type="float">
            <text:p>1 812</text:p>
          </table:table-cell>
          <table:table-cell table:style-name="ce10" office:value-type="float" office:value="1741" calcext:value-type="float">
            <text:p>1 741</text:p>
          </table:table-cell>
          <table:table-cell table:style-name="ce10" office:value-type="float" office:value="230" calcext:value-type="float">
            <text:p><text:s/>230</text:p>
          </table:table-cell>
          <table:table-cell table:style-name="ce10" office:value-type="float" office:value="474" calcext:value-type="float">
            <text:p><text:s/>474</text:p>
          </table:table-cell>
          <table:table-cell table:style-name="ce10" office:value-type="float" office:value="12286" calcext:value-type="float">
            <text:p>12 286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float" office:value="5051" calcext:value-type="float">
            <text:p>5 051</text:p>
          </table:table-cell>
          <table:table-cell table:style-name="ce10" office:value-type="float" office:value="898" calcext:value-type="float">
            <text:p><text:s/>898</text:p>
          </table:table-cell>
          <table:table-cell table:style-name="ce11" office:value-type="float" office:value="111485" calcext:value-type="float">
            <text:p><text:s/>111 4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1955" calcext:value-type="float">
            <text:p>1 955</text:p>
          </table:table-cell>
          <table:table-cell table:style-name="ce10" office:value-type="float" office:value="57" calcext:value-type="float">
            <text:p><text:s/>57</text:p>
          </table:table-cell>
          <table:table-cell table:style-name="ce10" office:value-type="float" office:value="82" calcext:value-type="float">
            <text:p><text:s/>82</text:p>
          </table:table-cell>
          <table:table-cell table:style-name="ce10" office:value-type="float" office:value="58" calcext:value-type="float">
            <text:p><text:s/>58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310" calcext:value-type="float">
            <text:p><text:s/>310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42" calcext:value-type="float">
            <text:p><text:s/>342</text:p>
          </table:table-cell>
          <table:table-cell table:style-name="ce10" office:value-type="float" office:value="135" calcext:value-type="float">
            <text:p><text:s/>135</text:p>
          </table:table-cell>
          <table:table-cell table:style-name="ce10" office:value-type="float" office:value="3051" calcext:value-type="float">
            <text:p>3 0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127" calcext:value-type="float">
            <text:p><text:s/>127</text:p>
          </table:table-cell>
          <table:table-cell table:style-name="ce10" office:value-type="float" office:value="194" calcext:value-type="float">
            <text:p><text:s/>194</text:p>
          </table:table-cell>
          <table:table-cell table:style-name="ce10" office:value-type="float" office:value="2144" calcext:value-type="float">
            <text:p>2 144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165" calcext:value-type="float">
            <text:p><text:s/>165</text:p>
          </table:table-cell>
          <table:table-cell table:style-name="ce10" office:value-type="float" office:value="73" calcext:value-type="float">
            <text:p><text:s/>73</text:p>
          </table:table-cell>
          <table:table-cell table:style-name="ce10" office:value-type="float" office:value="66" calcext:value-type="float">
            <text:p><text:s/>66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350" calcext:value-type="float">
            <text:p><text:s/>350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43" calcext:value-type="float">
            <text:p><text:s/>143</text:p>
          </table:table-cell>
          <table:table-cell table:style-name="ce10" office:value-type="float" office:value="42" calcext:value-type="float">
            <text:p><text:s/>42</text:p>
          </table:table-cell>
          <table:table-cell table:style-name="ce10" office:value-type="float" office:value="3363" calcext:value-type="float">
            <text:p>3 3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96" calcext:value-type="float">
            <text:p><text:s/>96</text:p>
          </table:table-cell>
          <table:table-cell table:style-name="ce10" office:value-type="float" office:value="1416" calcext:value-type="float">
            <text:p>1 416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50" calcext:value-type="float">
            <text:p><text:s/>150</text:p>
          </table:table-cell>
          <table:table-cell table:style-name="ce10" office:value-type="float" office:value="136" calcext:value-type="float">
            <text:p><text:s/>136</text:p>
          </table:table-cell>
          <table:table-cell table:style-name="ce10" office:value-type="float" office:value="113" calcext:value-type="float">
            <text:p><text:s/>113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58" calcext:value-type="float">
            <text:p><text:s/>158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73" calcext:value-type="float">
            <text:p><text:s/>73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2258" calcext:value-type="float">
            <text:p>2 2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69" calcext:value-type="float">
            <text:p><text:s/>69</text:p>
          </table:table-cell>
          <table:table-cell table:style-name="ce10" office:value-type="float" office:value="1610" calcext:value-type="float">
            <text:p>1 610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218" calcext:value-type="float">
            <text:p><text:s/>218</text:p>
          </table:table-cell>
          <table:table-cell table:style-name="ce10" office:value-type="float" office:value="116" calcext:value-type="float">
            <text:p><text:s/>116</text:p>
          </table:table-cell>
          <table:table-cell table:style-name="ce10" office:value-type="float" office:value="221" calcext:value-type="float">
            <text:p><text:s/>221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77" calcext:value-type="float">
            <text:p><text:s/>7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3" calcext:value-type="float">
            <text:p><text:s/>33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float" office:value="2427" calcext:value-type="float">
            <text:p>2 4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float" office:value="203" calcext:value-type="float">
            <text:p><text:s/>203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7" calcext:value-type="float">
            <text:p><text:s/>7</text:p>
          </table:table-cell>
          <table:table-cell table:number-columns-repeated="2" table:style-name="ce10" office:value-type="float" office:value="6" calcext:value-type="float">
            <text:p><text:s/>6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18" calcext:value-type="float">
            <text:p><text:s/>3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58" calcext:value-type="float">
            <text:p><text:s/>58</text:p>
          </table:table-cell>
          <table:table-cell table:style-name="ce10" office:value-type="float" office:value="426" calcext:value-type="float">
            <text:p><text:s/>426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591" calcext:value-type="float">
            <text:p><text:s/>5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10" office:value-type="float" office:value="275" calcext:value-type="float">
            <text:p><text:s/>275</text:p>
          </table:table-cell>
          <table:table-cell table:style-name="ce10" office:value-type="float" office:value="245" calcext:value-type="float">
            <text:p><text:s/>245</text:p>
          </table:table-cell>
          <table:table-cell table:style-name="ce10" office:value-type="float" office:value="37760" calcext:value-type="float">
            <text:p>37 760</text:p>
          </table:table-cell>
          <table:table-cell table:style-name="ce10" office:value-type="float" office:value="338" calcext:value-type="float">
            <text:p><text:s/>338</text:p>
          </table:table-cell>
          <table:table-cell table:style-name="ce10" office:value-type="float" office:value="1624" calcext:value-type="float">
            <text:p>1 624</text:p>
          </table:table-cell>
          <table:table-cell table:style-name="ce10" office:value-type="float" office:value="574" calcext:value-type="float">
            <text:p><text:s/>574</text:p>
          </table:table-cell>
          <table:table-cell table:style-name="ce10" office:value-type="float" office:value="277" calcext:value-type="float">
            <text:p><text:s/>277</text:p>
          </table:table-cell>
          <table:table-cell table:style-name="ce10" office:value-type="float" office:value="72" calcext:value-type="float">
            <text:p><text:s/>72</text:p>
          </table:table-cell>
          <table:table-cell table:style-name="ce10" office:value-type="float" office:value="105" calcext:value-type="float">
            <text:p><text:s/>105</text:p>
          </table:table-cell>
          <table:table-cell table:style-name="ce10" office:value-type="float" office:value="6476" calcext:value-type="float">
            <text:p>6 476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711" calcext:value-type="float">
            <text:p>1 711</text:p>
          </table:table-cell>
          <table:table-cell table:style-name="ce10" office:value-type="float" office:value="1374" calcext:value-type="float">
            <text:p>1 374</text:p>
          </table:table-cell>
          <table:table-cell table:style-name="ce10" office:value-type="float" office:value="50840" calcext:value-type="float">
            <text:p>50 8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674" calcext:value-type="float">
            <text:p><text:s/>674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76" calcext:value-type="float">
            <text:p><text:s/>176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323" calcext:value-type="float">
            <text:p><text:s/>323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1291" calcext:value-type="float">
            <text:p>1 2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float" office:value="154" calcext:value-type="float">
            <text:p><text:s/>154</text:p>
          </table:table-cell>
          <table:table-cell table:style-name="ce10" office:value-type="float" office:value="175" calcext:value-type="float">
            <text:p><text:s/>175</text:p>
          </table:table-cell>
          <table:table-cell table:style-name="ce10" office:value-type="float" office:value="16466" calcext:value-type="float">
            <text:p>16 466</text:p>
          </table:table-cell>
          <table:table-cell table:style-name="ce10" office:value-type="float" office:value="411" calcext:value-type="float">
            <text:p><text:s/>411</text:p>
          </table:table-cell>
          <table:table-cell table:style-name="ce10" office:value-type="float" office:value="763" calcext:value-type="float">
            <text:p><text:s/>763</text:p>
          </table:table-cell>
          <table:table-cell table:style-name="ce10" office:value-type="float" office:value="240" calcext:value-type="float">
            <text:p><text:s/>240</text:p>
          </table:table-cell>
          <table:table-cell table:style-name="ce10" office:value-type="float" office:value="100" calcext:value-type="float">
            <text:p><text:s/>100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float" office:value="2519" calcext:value-type="float">
            <text:p>2 519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07" calcext:value-type="float">
            <text:p><text:s/>507</text:p>
          </table:table-cell>
          <table:table-cell table:style-name="ce10" office:value-type="float" office:value="21457" calcext:value-type="float">
            <text:p>21 4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84" calcext:value-type="float">
            <text:p><text:s/>84</text:p>
          </table:table-cell>
          <table:table-cell table:style-name="ce10" office:value-type="float" office:value="1011" calcext:value-type="float">
            <text:p>1 011</text:p>
          </table:table-cell>
          <table:table-cell table:style-name="ce10" office:value-type="float" office:value="112" calcext:value-type="float">
            <text:p><text:s/>112</text:p>
          </table:table-cell>
          <table:table-cell table:style-name="ce10" office:value-type="float" office:value="63" calcext:value-type="float">
            <text:p><text:s/>63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193" calcext:value-type="float">
            <text:p><text:s/>193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76" calcext:value-type="float">
            <text:p><text:s/>76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float" office:value="1720" calcext:value-type="float">
            <text:p>1 720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38" calcext:value-type="float">
            <text:p><text:s/>38</text:p>
          </table:table-cell>
          <table:table-cell table:style-name="ce10" office:value-type="float" office:value="6045" calcext:value-type="float">
            <text:p>6 045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82" calcext:value-type="float">
            <text:p><text:s/>182</text:p>
          </table:table-cell>
          <table:table-cell table:style-name="ce10" office:value-type="float" office:value="37" calcext:value-type="float">
            <text:p><text:s/>37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6405" calcext:value-type="float">
            <text:p>6 4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126" calcext:value-type="float">
            <text:p><text:s/>126</text:p>
          </table:table-cell>
          <table:table-cell table:style-name="ce10" office:value-type="float" office:value="173" calcext:value-type="float">
            <text:p><text:s/>173</text:p>
          </table:table-cell>
          <table:table-cell table:style-name="ce10" office:value-type="float" office:value="26294" calcext:value-type="float">
            <text:p>26 294</text:p>
          </table:table-cell>
          <table:table-cell table:style-name="ce10" office:value-type="float" office:value="161" calcext:value-type="float">
            <text:p><text:s/>161</text:p>
          </table:table-cell>
          <table:table-cell table:style-name="ce10" office:value-type="float" office:value="1182" calcext:value-type="float">
            <text:p>1 182</text:p>
          </table:table-cell>
          <table:table-cell table:style-name="ce10" office:value-type="float" office:value="515" calcext:value-type="float">
            <text:p><text:s/>515</text:p>
          </table:table-cell>
          <table:table-cell table:style-name="ce10" office:value-type="float" office:value="346" calcext:value-type="float">
            <text:p><text:s/>346</text:p>
          </table:table-cell>
          <table:table-cell table:style-name="ce10" office:value-type="float" office:value="76" calcext:value-type="float">
            <text:p><text:s/>76</text:p>
          </table:table-cell>
          <table:table-cell table:style-name="ce10" office:value-type="float" office:value="108" calcext:value-type="float">
            <text:p><text:s/>108</text:p>
          </table:table-cell>
          <table:table-cell table:style-name="ce10" office:value-type="float" office:value="77" calcext:value-type="float">
            <text:p><text:s/>77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float" office:value="1390" calcext:value-type="float">
            <text:p>1 390</text:p>
          </table:table-cell>
          <table:table-cell table:style-name="ce10" office:value-type="float" office:value="30496" calcext:value-type="float">
            <text:p>30 4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38" calcext:value-type="float">
            <text:p><text:s/>13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175" calcext:value-type="float">
            <text:p><text:s/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10" office:value-type="float" office:value="3" calcext:value-type="float">
            <text:p><text:s/>3</text:p>
          </table:table-cell>
          <table:table-cell table:style-name="ce10" office:value-type="float" office:value="321" calcext:value-type="float">
            <text:p><text:s/>32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4" calcext:value-type="float">
            <text:p><text:s/>34</text:p>
          </table:table-cell>
          <table:table-cell table:style-name="ce10" office:value-type="float" office:value="422" calcext:value-type="float">
            <text:p><text:s/>4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115" calcext:value-type="float">
            <text:p><text:s/>115</text:p>
          </table:table-cell>
          <table:table-cell table:style-name="ce10" office:value-type="float" office:value="156" calcext:value-type="float">
            <text:p><text:s/>156</text:p>
          </table:table-cell>
          <table:table-cell table:style-name="ce10" office:value-type="float" office:value="23281" calcext:value-type="float">
            <text:p>23 281</text:p>
          </table:table-cell>
          <table:table-cell table:style-name="ce10" office:value-type="float" office:value="145" calcext:value-type="float">
            <text:p><text:s/>145</text:p>
          </table:table-cell>
          <table:table-cell table:style-name="ce10" office:value-type="float" office:value="1014" calcext:value-type="float">
            <text:p>1 014</text:p>
          </table:table-cell>
          <table:table-cell table:style-name="ce10" office:value-type="float" office:value="468" calcext:value-type="float">
            <text:p><text:s/>468</text:p>
          </table:table-cell>
          <table:table-cell table:style-name="ce10" office:value-type="float" office:value="287" calcext:value-type="float">
            <text:p><text:s/>287</text:p>
          </table:table-cell>
          <table:table-cell table:style-name="ce10" office:value-type="float" office:value="68" calcext:value-type="float">
            <text:p><text:s/>68</text:p>
          </table:table-cell>
          <table:table-cell table:style-name="ce10" office:value-type="float" office:value="95" calcext:value-type="float">
            <text:p><text:s/>95</text:p>
          </table:table-cell>
          <table:table-cell table:style-name="ce10" office:value-type="float" office:value="71" calcext:value-type="float">
            <text:p><text:s/>71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float" office:value="1283" calcext:value-type="float">
            <text:p>1 283</text:p>
          </table:table-cell>
          <table:table-cell table:style-name="ce10" office:value-type="float" office:value="27026" calcext:value-type="float">
            <text:p>27 0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89" calcext:value-type="float">
            <text:p><text:s/>289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311" calcext:value-type="float">
            <text:p><text:s/>31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842" calcext:value-type="float">
            <text:p><text:s/>84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6" calcext:value-type="float">
            <text:p><text:s/>56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number-columns-repeated="3" table:style-name="ce10" office:value-type="float" office:value="1" calcext:value-type="float">
            <text:p><text:s/>1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float" office:value="984" calcext:value-type="float">
            <text:p><text:s/>98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495" calcext:value-type="float">
            <text:p><text:s/>495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557" calcext:value-type="float">
            <text:p><text:s/>5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27" calcext:value-type="float">
            <text:p><text:s/>22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3" calcext:value-type="float">
            <text:p><text:s/>13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266" calcext:value-type="float">
            <text:p><text:s/>2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2" calcext:value-type="float">
            <text:p><text:s/>8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88" calcext:value-type="float">
            <text:p><text:s/>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1" calcext:value-type="float">
            <text:p><text:s/>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08" calcext:value-type="float">
            <text:p><text:s/>1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10" office:value-type="float" office:value="29" calcext:value-type="float">
            <text:p><text:s/>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72" calcext:value-type="float">
            <text:p><text:s/>27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86" calcext:value-type="float">
            <text:p><text:s/>28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209" calcext:value-type="float">
            <text:p><text:s/>20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233" calcext:value-type="float">
            <text:p><text:s/>233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94" calcext:value-type="float">
            <text:p><text:s/>94</text:p>
          </table:table-cell>
          <table:table-cell table:style-name="ce10" office:value-type="float" office:value="10614" calcext:value-type="float">
            <text:p>10 614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464" calcext:value-type="float">
            <text:p><text:s/>464</text:p>
          </table:table-cell>
          <table:table-cell table:style-name="ce10" office:value-type="float" office:value="141" calcext:value-type="float">
            <text:p><text:s/>141</text:p>
          </table:table-cell>
          <table:table-cell table:style-name="ce10" office:value-type="float" office:value="219" calcext:value-type="float">
            <text:p><text:s/>219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8" calcext:value-type="float">
            <text:p><text:s/>8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11583" calcext:value-type="float">
            <text:p>11 58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float" office:value="133" calcext:value-type="float">
            <text:p><text:s/>133</text:p>
          </table:table-cell>
          <table:table-cell table:style-name="ce10" office:value-type="float" office:value="11535" calcext:value-type="float">
            <text:p>11 535</text:p>
          </table:table-cell>
          <table:table-cell table:style-name="ce10" office:value-type="float" office:value="43" calcext:value-type="float">
            <text:p><text:s/>43</text:p>
          </table:table-cell>
          <table:table-cell table:style-name="ce10" office:value-type="float" office:value="673" calcext:value-type="float">
            <text:p><text:s/>673</text:p>
          </table:table-cell>
          <table:table-cell table:style-name="ce10" office:value-type="float" office:value="568" calcext:value-type="float">
            <text:p><text:s/>568</text:p>
          </table:table-cell>
          <table:table-cell table:style-name="ce10" office:value-type="float" office:value="705" calcext:value-type="float">
            <text:p><text:s/>705</text:p>
          </table:table-cell>
          <table:table-cell table:style-name="ce10" office:value-type="float" office:value="64" calcext:value-type="float">
            <text:p><text:s/>64</text:p>
          </table:table-cell>
          <table:table-cell table:style-name="ce10" office:value-type="float" office:value="113" calcext:value-type="float">
            <text:p><text:s/>113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779" calcext:value-type="float">
            <text:p><text:s/>779</text:p>
          </table:table-cell>
          <table:table-cell table:style-name="ce10" office:value-type="float" office:value="14652" calcext:value-type="float">
            <text:p>14 6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8" calcext:value-type="float">
            <text:p><text:s/>18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9" calcext:value-type="float">
            <text:p><text:s/>1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111" calcext:value-type="float">
            <text:p><text:s/>1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160" calcext:value-type="float">
            <text:p><text:s/>16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108" calcext:value-type="float">
            <text:p><text:s/>108</text:p>
          </table:table-cell>
          <table:table-cell table:style-name="ce10" office:value-type="float" office:value="9222" calcext:value-type="float">
            <text:p>9 222</text:p>
          </table:table-cell>
          <table:table-cell table:style-name="ce10" office:value-type="float" office:value="37" calcext:value-type="float">
            <text:p><text:s/>37</text:p>
          </table:table-cell>
          <table:table-cell table:style-name="ce10" office:value-type="float" office:value="502" calcext:value-type="float">
            <text:p><text:s/>502</text:p>
          </table:table-cell>
          <table:table-cell table:style-name="ce10" office:value-type="float" office:value="446" calcext:value-type="float">
            <text:p><text:s/>446</text:p>
          </table:table-cell>
          <table:table-cell table:style-name="ce10" office:value-type="float" office:value="504" calcext:value-type="float">
            <text:p><text:s/>504</text:p>
          </table:table-cell>
          <table:table-cell table:style-name="ce10" office:value-type="float" office:value="54" calcext:value-type="float">
            <text:p><text:s/>54</text:p>
          </table:table-cell>
          <table:table-cell table:style-name="ce10" office:value-type="float" office:value="91" calcext:value-type="float">
            <text:p><text:s/>91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666" calcext:value-type="float">
            <text:p><text:s/>666</text:p>
          </table:table-cell>
          <table:table-cell table:style-name="ce10" office:value-type="float" office:value="11660" calcext:value-type="float">
            <text:p>11 66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67" calcext:value-type="float">
            <text:p><text:s/>6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4" calcext:value-type="float">
            <text:p><text:s/>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465" calcext:value-type="float">
            <text:p><text:s/>465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48" calcext:value-type="float">
            <text:p><text:s/>48</text:p>
          </table:table-cell>
          <table:table-cell table:style-name="ce10" office:value-type="float" office:value="33" calcext:value-type="float">
            <text:p><text:s/>33</text:p>
          </table:table-cell>
          <table:table-cell table:style-name="ce10" office:value-type="float" office:value="43" calcext:value-type="float">
            <text:p><text:s/>4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2" calcext:value-type="float">
            <text:p><text:s/>32</text:p>
          </table:table-cell>
          <table:table-cell table:style-name="ce10" office:value-type="float" office:value="644" calcext:value-type="float">
            <text:p><text:s/>64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564" calcext:value-type="float">
            <text:p><text:s/>56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4" calcext:value-type="float">
            <text:p><text:s/>44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47" calcext:value-type="float">
            <text:p><text:s/>4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713" calcext:value-type="float">
            <text:p><text:s/>7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82" calcext:value-type="float">
            <text:p><text:s/>782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9" calcext:value-type="float">
            <text:p><text:s/>49</text:p>
          </table:table-cell>
          <table:table-cell table:style-name="ce10" office:value-type="float" office:value="41" calcext:value-type="float">
            <text:p><text:s/>41</text:p>
          </table:table-cell>
          <table:table-cell table:style-name="ce10" office:value-type="float" office:value="91" calcext:value-type="float">
            <text:p><text:s/>91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float" office:value="1002" calcext:value-type="float">
            <text:p>1 0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5" calcext:value-type="float">
            <text:p><text:s/>6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number-columns-repeated="2" table:style-name="ce10" office:value-type="float" office:value="5" calcext:value-type="float">
            <text:p><text:s/>5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91" calcext:value-type="float">
            <text:p><text:s/>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15" calcext:value-type="float">
            <text:p><text:s/>115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5" calcext:value-type="float">
            <text:p><text:s/>5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34" calcext:value-type="float">
            <text:p><text:s/>1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17" calcext:value-type="float">
            <text:p><text:s/>11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46" calcext:value-type="float">
            <text:p><text:s/>146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132" calcext:value-type="float">
            <text:p><text:s/>132</text:p>
          </table:table-cell>
          <table:table-cell table:style-name="ce10" office:value-type="float" office:value="16659" calcext:value-type="float">
            <text:p>16 659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646" calcext:value-type="float">
            <text:p><text:s/>646</text:p>
          </table:table-cell>
          <table:table-cell table:style-name="ce10" office:value-type="float" office:value="178" calcext:value-type="float">
            <text:p><text:s/>178</text:p>
          </table:table-cell>
          <table:table-cell table:style-name="ce10" office:value-type="float" office:value="271" calcext:value-type="float">
            <text:p><text:s/>271</text:p>
          </table:table-cell>
          <table:table-cell table:number-columns-repeated="2" table:style-name="ce10" office:value-type="float" office:value="18" calcext:value-type="float">
            <text:p><text:s/>18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17988" calcext:value-type="float">
            <text:p>17 98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151" calcext:value-type="float">
            <text:p><text:s/>151</text:p>
          </table:table-cell>
          <table:table-cell table:style-name="ce10" office:value-type="float" office:value="306" calcext:value-type="float">
            <text:p><text:s/>306</text:p>
          </table:table-cell>
          <table:table-cell table:style-name="ce10" office:value-type="float" office:value="37829" calcext:value-type="float">
            <text:p>37 829</text:p>
          </table:table-cell>
          <table:table-cell table:style-name="ce10" office:value-type="float" office:value="204" calcext:value-type="float">
            <text:p><text:s/>204</text:p>
          </table:table-cell>
          <table:table-cell table:style-name="ce10" office:value-type="float" office:value="1855" calcext:value-type="float">
            <text:p>1 855</text:p>
          </table:table-cell>
          <table:table-cell table:style-name="ce10" office:value-type="float" office:value="1083" calcext:value-type="float">
            <text:p>1 083</text:p>
          </table:table-cell>
          <table:table-cell table:style-name="ce10" office:value-type="float" office:value="1051" calcext:value-type="float">
            <text:p>1 051</text:p>
          </table:table-cell>
          <table:table-cell table:style-name="ce10" office:value-type="float" office:value="140" calcext:value-type="float">
            <text:p><text:s/>140</text:p>
          </table:table-cell>
          <table:table-cell table:style-name="ce10" office:value-type="float" office:value="221" calcext:value-type="float">
            <text:p><text:s/>221</text:p>
          </table:table-cell>
          <table:table-cell table:style-name="ce10" office:value-type="float" office:value="85" calcext:value-type="float">
            <text:p><text:s/>85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42" calcext:value-type="float">
            <text:p><text:s/>42</text:p>
          </table:table-cell>
          <table:table-cell table:style-name="ce10" office:value-type="float" office:value="2169" calcext:value-type="float">
            <text:p>2 169</text:p>
          </table:table-cell>
          <table:table-cell table:style-name="ce10" office:value-type="float" office:value="45148" calcext:value-type="float">
            <text:p>45 14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56" calcext:value-type="float">
            <text:p><text:s/>15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194" calcext:value-type="float">
            <text:p><text:s/>19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432" calcext:value-type="float">
            <text:p><text:s/>432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53" calcext:value-type="float">
            <text:p><text:s/>53</text:p>
          </table:table-cell>
          <table:table-cell table:style-name="ce10" office:value-type="float" office:value="582" calcext:value-type="float">
            <text:p><text:s/>5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135" calcext:value-type="float">
            <text:p><text:s/>135</text:p>
          </table:table-cell>
          <table:table-cell table:style-name="ce10" office:value-type="float" office:value="264" calcext:value-type="float">
            <text:p><text:s/>264</text:p>
          </table:table-cell>
          <table:table-cell table:style-name="ce10" office:value-type="float" office:value="32503" calcext:value-type="float">
            <text:p>32 503</text:p>
          </table:table-cell>
          <table:table-cell table:style-name="ce10" office:value-type="float" office:value="182" calcext:value-type="float">
            <text:p><text:s/>182</text:p>
          </table:table-cell>
          <table:table-cell table:style-name="ce10" office:value-type="float" office:value="1516" calcext:value-type="float">
            <text:p>1 516</text:p>
          </table:table-cell>
          <table:table-cell table:style-name="ce10" office:value-type="float" office:value="914" calcext:value-type="float">
            <text:p><text:s/>914</text:p>
          </table:table-cell>
          <table:table-cell table:style-name="ce10" office:value-type="float" office:value="791" calcext:value-type="float">
            <text:p><text:s/>791</text:p>
          </table:table-cell>
          <table:table-cell table:style-name="ce10" office:value-type="float" office:value="122" calcext:value-type="float">
            <text:p><text:s/>122</text:p>
          </table:table-cell>
          <table:table-cell table:style-name="ce10" office:value-type="float" office:value="186" calcext:value-type="float">
            <text:p><text:s/>186</text:p>
          </table:table-cell>
          <table:table-cell table:style-name="ce10" office:value-type="float" office:value="78" calcext:value-type="float">
            <text:p><text:s/>78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35" calcext:value-type="float">
            <text:p><text:s/>35</text:p>
          </table:table-cell>
          <table:table-cell table:style-name="ce10" office:value-type="float" office:value="1949" calcext:value-type="float">
            <text:p>1 949</text:p>
          </table:table-cell>
          <table:table-cell table:style-name="ce10" office:value-type="float" office:value="38686" calcext:value-type="float">
            <text:p>38 68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56" calcext:value-type="float">
            <text:p><text:s/>356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9" calcext:value-type="float">
            <text:p><text:s/>9</text:p>
          </table:table-cell>
          <table:table-cell table:number-columns-repeated="2" table:style-name="ce10" office:value-type="float" office:value="4" calcext:value-type="float">
            <text:p><text:s/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385" calcext:value-type="float">
            <text:p><text:s/>38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1307" calcext:value-type="float">
            <text:p>1 307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54" calcext:value-type="float">
            <text:p><text:s/>54</text:p>
          </table:table-cell>
          <table:table-cell table:style-name="ce10" office:value-type="float" office:value="57" calcext:value-type="float">
            <text:p><text:s/>57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59" calcext:value-type="float">
            <text:p><text:s/>59</text:p>
          </table:table-cell>
          <table:table-cell table:style-name="ce10" office:value-type="float" office:value="1628" calcext:value-type="float">
            <text:p>1 62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1059" calcext:value-type="float">
            <text:p>1 059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2" calcext:value-type="float">
            <text:p><text:s/>62</text:p>
          </table:table-cell>
          <table:table-cell table:style-name="ce10" office:value-type="float" office:value="40" calcext:value-type="float">
            <text:p><text:s/>40</text:p>
          </table:table-cell>
          <table:table-cell table:style-name="ce10" office:value-type="float" office:value="58" calcext:value-type="float">
            <text:p><text:s/>58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1270" calcext:value-type="float">
            <text:p>1 27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1009" calcext:value-type="float">
            <text:p>1 009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62" calcext:value-type="float">
            <text:p><text:s/>62</text:p>
          </table:table-cell>
          <table:table-cell table:style-name="ce10" office:value-type="float" office:value="46" calcext:value-type="float">
            <text:p><text:s/>46</text:p>
          </table:table-cell>
          <table:table-cell table:style-name="ce10" office:value-type="float" office:value="104" calcext:value-type="float">
            <text:p><text:s/>104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1268" calcext:value-type="float">
            <text:p>1 2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style-name="ce10" office:value-type="float" office:value="147" calcext:value-type="float">
            <text:p><text:s/>14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79" calcext:value-type="float">
            <text:p><text:s/>17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16" calcext:value-type="float">
            <text:p><text:s/>21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" calcext:value-type="float">
            <text:p><text:s/>9</text:p>
          </table:table-cell>
          <table:table-cell table:number-columns-repeated="2" table:style-name="ce10" office:value-type="float" office:value="6" calcext:value-type="float">
            <text:p><text:s/>6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242" calcext:value-type="float">
            <text:p><text:s/>2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10" office:value-type="float" office:value="32" calcext:value-type="float">
            <text:p><text:s/>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78" calcext:value-type="float">
            <text:p><text:s/>27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92" calcext:value-type="float">
            <text:p><text:s/>2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26" calcext:value-type="float">
            <text:p><text:s/>3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379" calcext:value-type="float">
            <text:p><text:s/>379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Auf Autobahnen - </text:span>Unfälle mit Getöte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53" calcext:value-type="float">
            <text:p><text:s/>5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5" calcext:value-type="float">
            <text:p><text:s/>8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82" calcext:value-type="float">
            <text:p><text:s/>82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38" calcext:value-type="float">
            <text:p><text:s/>38</text:p>
          </table:table-cell>
          <table:table-cell table:style-name="ce10" office:value-type="float" office:value="11" calcext:value-type="float">
            <text:p><text:s/>11</text:p>
          </table:table-cell>
          <table:table-cell table:style-name="ce10" office:value-type="float" office:value="16" calcext:value-type="float">
            <text:p><text:s/>16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167" calcext:value-type="float">
            <text:p><text:s/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7" calcext:value-type="float">
            <text:p><text:s/>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8" calcext:value-type="float">
            <text:p><text:s/>2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5" calcext:value-type="float">
            <text:p><text:s/>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2" calcext:value-type="float">
            <text:p><text:s/>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3" calcext:value-type="float">
            <text:p><text:s/>23</text:p>
          </table:table-cell>
          <table:table-cell table:number-columns-repeated="2" table:style-name="ce10" office:value-type="float" office:value="8" calcext:value-type="float">
            <text:p><text:s/>8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float" office:value="3" calcext:value-type="float">
            <text:p><text:s/>3</text:p>
          </table:table-cell>
          <table:table-cell table:style-name="ce10" office:value-type="float" office:value="82" calcext:value-type="float">
            <text:p><text:s/>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Auf Autobahnen – </text:span>Unfälle mit Personenschad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19" calcext:value-type="float">
            <text:p><text:s/>419</text:p>
          </table:table-cell>
          <table:table-cell table:style-name="ce10" office:value-type="float" office:value="3269" calcext:value-type="float">
            <text:p>3 269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202" calcext:value-type="float">
            <text:p><text:s/>202</text:p>
          </table:table-cell>
          <table:table-cell table:style-name="ce10" office:value-type="float" office:value="86" calcext:value-type="float">
            <text:p><text:s/>86</text:p>
          </table:table-cell>
          <table:table-cell table:style-name="ce10" office:value-type="float" office:value="209" calcext:value-type="float">
            <text:p><text:s/>209</text:p>
          </table:table-cell>
          <table:table-cell table:style-name="ce10" office:value-type="float" office:value="10" calcext:value-type="float">
            <text:p><text:s/>10</text:p>
          </table:table-cell>
          <table:table-cell table:number-columns-repeated="2"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5" calcext:value-type="float">
            <text:p><text:s/>25</text:p>
          </table:table-cell>
          <table:table-cell table:style-name="ce10" office:value-type="float" office:value="4237" calcext:value-type="float">
            <text:p>4 2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56" calcext:value-type="float">
            <text:p><text:s/>256</text:p>
          </table:table-cell>
          <table:table-cell table:style-name="ce10" office:value-type="float" office:value="8061" calcext:value-type="float">
            <text:p>8 061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823" calcext:value-type="float">
            <text:p><text:s/>823</text:p>
          </table:table-cell>
          <table:table-cell table:style-name="ce10" office:value-type="float" office:value="489" calcext:value-type="float">
            <text:p><text:s/>489</text:p>
          </table:table-cell>
          <table:table-cell table:style-name="ce10" office:value-type="float" office:value="984" calcext:value-type="float">
            <text:p><text:s/>984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9" calcext:value-type="float">
            <text:p><text:s/>29</text:p>
          </table:table-cell>
          <table:table-cell table:style-name="ce10" office:value-type="float" office:value="138" calcext:value-type="float">
            <text:p><text:s/>138</text:p>
          </table:table-cell>
          <table:table-cell table:style-name="ce10" office:value-type="float" office:value="10857" calcext:value-type="float">
            <text:p>10 85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26" calcext:value-type="float">
            <text:p><text:s/>1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<text:s/>10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71" calcext:value-type="float">
            <text:p><text:s/>1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03" calcext:value-type="float">
            <text:p><text:s/>203</text:p>
          </table:table-cell>
          <table:table-cell table:style-name="ce10" office:value-type="float" office:value="6348" calcext:value-type="float">
            <text:p>6 348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492" calcext:value-type="float">
            <text:p><text:s/>492</text:p>
          </table:table-cell>
          <table:table-cell table:style-name="ce10" office:value-type="float" office:value="325" calcext:value-type="float">
            <text:p><text:s/>325</text:p>
          </table:table-cell>
          <table:table-cell table:style-name="ce10" office:value-type="float" office:value="668" calcext:value-type="float">
            <text:p><text:s/>668</text:p>
          </table:table-cell>
          <table:table-cell table:style-name="ce10" office:value-type="float" office:value="22" calcext:value-type="float">
            <text:p><text:s/>2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108" calcext:value-type="float">
            <text:p><text:s/>108</text:p>
          </table:table-cell>
          <table:table-cell table:style-name="ce10" office:value-type="float" office:value="8212" calcext:value-type="float">
            <text:p>8 2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1" calcext:value-type="float">
            <text:p><text:s/>3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7" calcext:value-type="float">
            <text:p><text:s/>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277" calcext:value-type="float">
            <text:p><text:s/>27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5" calcext:value-type="float">
            <text:p><text:s/>45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93" calcext:value-type="float">
            <text:p><text:s/>39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340" calcext:value-type="float">
            <text:p><text:s/>340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76" calcext:value-type="float">
            <text:p><text:s/>76</text:p>
          </table:table-cell>
          <table:table-cell table:style-name="ce10" office:value-type="float" office:value="52" calcext:value-type="float">
            <text:p><text:s/>52</text:p>
          </table:table-cell>
          <table:table-cell table:style-name="ce10" office:value-type="float" office:value="75" calcext:value-type="float">
            <text:p><text:s/>75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float" office:value="564" calcext:value-type="float">
            <text:p><text:s/>56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822" calcext:value-type="float">
            <text:p><text:s/>822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80" calcext:value-type="float">
            <text:p><text:s/>180</text:p>
          </table:table-cell>
          <table:table-cell table:style-name="ce10" office:value-type="float" office:value="79" calcext:value-type="float">
            <text:p><text:s/>79</text:p>
          </table:table-cell>
          <table:table-cell table:style-name="ce10" office:value-type="float" office:value="168" calcext:value-type="float">
            <text:p><text:s/>168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<text:s/>7</text:p>
          </table:table-cell>
          <table:table-cell table:style-name="ce10" office:value-type="float" office:value="15" calcext:value-type="float">
            <text:p><text:s/>15</text:p>
          </table:table-cell>
          <table:table-cell table:style-name="ce10" office:value-type="float" office:value="1301" calcext:value-type="float">
            <text:p>1 3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4" calcext:value-type="float">
            <text:p><text:s/>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2"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39" calcext:value-type="float">
            <text:p><text:s/>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3" calcext:value-type="float">
            <text:p><text:s/>3</text:p>
          </table:table-cell>
          <table:table-cell table:style-name="ce10" office:value-type="float" office:value="11" calcext:value-type="float">
            <text:p><text:s/>1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9" calcext:value-type="float">
            <text:p><text:s/>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8" calcext:value-type="float">
            <text:p><text:s/>5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6" calcext:value-type="float">
            <text:p><text:s/>6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1" calcext:value-type="float">
            <text:p><text:s/>81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Auf Autobahnen – </text:span>Schwerwiegende Unfälle mit Sachschaden (i.e.S.)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4097" calcext:value-type="float">
            <text:p>4 097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208" calcext:value-type="float">
            <text:p><text:s/>208</text:p>
          </table:table-cell>
          <table:table-cell table:style-name="ce10" office:value-type="float" office:value="76" calcext:value-type="float">
            <text:p><text:s/>76</text:p>
          </table:table-cell>
          <table:table-cell table:style-name="ce10" office:value-type="float" office:value="159" calcext:value-type="float">
            <text:p><text:s/>159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float" office:value="4568" calcext:value-type="float">
            <text:p>4 56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<text:s/>13</text:p>
          </table:table-cell>
          <table:table-cell table:style-name="ce10" office:value-type="float" office:value="2811" calcext:value-type="float">
            <text:p>2 811</text:p>
          </table:table-cell>
          <table:table-cell table:style-name="ce10" office:value-type="float" office:value="9" calcext:value-type="float">
            <text:p><text:s/>9</text:p>
          </table:table-cell>
          <table:table-cell table:style-name="ce10" office:value-type="float" office:value="266" calcext:value-type="float">
            <text:p><text:s/>266</text:p>
          </table:table-cell>
          <table:table-cell table:style-name="ce10" office:value-type="float" office:value="286" calcext:value-type="float">
            <text:p><text:s/>286</text:p>
          </table:table-cell>
          <table:table-cell table:style-name="ce10" office:value-type="float" office:value="482" calcext:value-type="float">
            <text:p><text:s/>482</text:p>
          </table:table-cell>
          <table:table-cell table:style-name="ce10" office:value-type="float" office:value="27" calcext:value-type="float">
            <text:p><text:s/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10" calcext:value-type="float">
            <text:p><text:s/>410</text:p>
          </table:table-cell>
          <table:table-cell table:style-name="ce10" office:value-type="float" office:value="4306" calcext:value-type="float">
            <text:p>4 3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<text:s/>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" calcext:value-type="float">
            <text:p><text:s/>12</text:p>
          </table:table-cell>
          <table:table-cell table:style-name="ce10" office:value-type="float" office:value="1864" calcext:value-type="float">
            <text:p>1 864</text:p>
          </table:table-cell>
          <table:table-cell table:style-name="ce10" office:value-type="float" office:value="8" calcext:value-type="float">
            <text:p><text:s/>8</text:p>
          </table:table-cell>
          <table:table-cell table:style-name="ce10" office:value-type="float" office:value="169" calcext:value-type="float">
            <text:p><text:s/>169</text:p>
          </table:table-cell>
          <table:table-cell table:style-name="ce10" office:value-type="float" office:value="221" calcext:value-type="float">
            <text:p><text:s/>221</text:p>
          </table:table-cell>
          <table:table-cell table:style-name="ce10" office:value-type="float" office:value="332" calcext:value-type="float">
            <text:p><text:s/>332</text:p>
          </table:table-cell>
          <table:table-cell table:style-name="ce10" office:value-type="float" office:value="23" calcext:value-type="float">
            <text:p><text:s/>2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49" calcext:value-type="float">
            <text:p><text:s/>349</text:p>
          </table:table-cell>
          <table:table-cell table:style-name="ce10" office:value-type="float" office:value="2979" calcext:value-type="float">
            <text:p>2 97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<text:s/>15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22" calcext:value-type="float">
            <text:p><text:s/>1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9" calcext:value-type="float">
            <text:p><text:s/>19</text:p>
          </table:table-cell>
          <table:table-cell table:style-name="ce10" office:value-type="float" office:value="17" calcext:value-type="float">
            <text:p><text:s/>17</text:p>
          </table:table-cell>
          <table:table-cell table:style-name="ce10" office:value-type="float" office:value="30" calcext:value-type="float">
            <text:p><text:s/>30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0" calcext:value-type="float">
            <text:p><text:s/>20</text:p>
          </table:table-cell>
          <table:table-cell table:style-name="ce10" office:value-type="float" office:value="209" calcext:value-type="float">
            <text:p><text:s/>20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223" calcext:value-type="float">
            <text:p><text:s/>22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0" calcext:value-type="float">
            <text:p><text:s/>30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float" office:value="32" calcext:value-type="float">
            <text:p><text:s/>32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4" calcext:value-type="float">
            <text:p><text:s/>14</text:p>
          </table:table-cell>
          <table:table-cell table:style-name="ce10" office:value-type="float" office:value="318" calcext:value-type="float">
            <text:p><text:s/>3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27" calcext:value-type="float">
            <text:p><text:s/>527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9" calcext:value-type="float">
            <text:p><text:s/>39</text:p>
          </table:table-cell>
          <table:table-cell table:style-name="ce10" office:value-type="float" office:value="26" calcext:value-type="float">
            <text:p><text:s/>26</text:p>
          </table:table-cell>
          <table:table-cell table:style-name="ce10" office:value-type="float" office:value="79" calcext:value-type="float">
            <text:p><text:s/>79</text:p>
          </table:table-cell>
          <table:table-cell table:style-name="ce10" office:value-type="float" office:value="4" calcext:value-type="float">
            <text:p><text:s/>4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21" calcext:value-type="float">
            <text:p><text:s/>21</text:p>
          </table:table-cell>
          <table:table-cell table:style-name="ce10" office:value-type="float" office:value="697" calcext:value-type="float">
            <text:p><text:s/>6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8" calcext:value-type="float">
            <text:p><text:s/>1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<text:s/>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27" calcext:value-type="float">
            <text:p><text:s/>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14" table:style-name="ce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6" calcext:value-type="float">
            <text:p><text:s/>3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<text:s/>2</text:p>
          </table:table-cell>
          <table:table-cell table:style-name="ce10" office:value-type="float" office:value="4" calcext:value-type="float">
            <text:p><text:s/>4</text:p>
          </table:table-cell>
          <table:table-cell table:style-name="ce10" office:value-type="float" office:value="5" calcext:value-type="float">
            <text:p><text:s/>5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<text:s/>1</text:p>
          </table:table-cell>
          <table:table-cell table:style-name="ce10" office:value-type="float" office:value="48" calcext:value-type="float">
            <text:p><text:s/>48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1 Einschl. S-Pedelecs und drei- und leicht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2 Einschl. drei- und schwer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3 Ohne Lastkraftwagen mit Tankauflage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4 Einschl. Pedelecs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5 Einschl. <text:s text:c="3"/>Fußgänger .......rt- und Spielgeräten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6 Wohnmobile, Eisenbahnen etc.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3" office:value-type="string" calcext:value-type="string">
            <text:p>Vorstehende Fußnoten gelten auch für die Vorspalte.</text:p>
          </table:table-cell>
          <table:table-cell table:style-name="ce1" table:number-columns-repeated="14"/>
          <table:table-cell table:number-columns-repeated="1009"/>
        </table:table-row>
        <table:table-row table:style-name="ro4" table:number-rows-repeated="10483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1">
        <number:embedded-text number:position="3"> </number:embedded-text>
      </number:number>
    </number:number-style>
    <number:number-style style:name="N134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–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1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1P1" style:volatile="true">
      <number:text>-</number:text>
    </number:number-style>
    <number:number-style style:name="N161">
      <number:text/>
      <style:map style:condition="value()&gt;0" style:apply-style-name="N161P0"/>
      <style:map style:condition="value()=0" style:apply-style-name="N161P1"/>
    </number:number-style>
    <number:number-style style:name="N164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4P1" style:volatile="true">
      <number:text>–     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26:37.200441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8_5f_JJ" style:display-name="PageStyle_UJ05-XML_2018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19:26:46.546630727</dc:date>
    <meta:editing-duration>PT11H30M30S</meta:editing-duration>
    <meta:editing-cycles>41</meta:editing-cycles>
    <meta:generator>LibreOffice/7.1.4.2$Linux_X86_64 LibreOffice_project/10$Build-2</meta:generator>
    <meta:document-statistic meta:table-count="1" meta:cell-count="2892" meta:object-count="0"/>
  </office:meta>
</office:document-meta>
</file>